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0000001F475D1A119BA451C64.png" manifest:media-type="image/png"/>
  <manifest:file-entry manifest:full-path="Pictures/10000201000006A8000006A8E7ED79090E25C8D3.png" manifest:media-type="image/png"/>
  <manifest:file-entry manifest:full-path="Pictures/100002010000031A000000B2FDABBB18D0B19493.png" manifest:media-type="image/png"/>
  <manifest:file-entry manifest:full-path="Pictures/100002010000031A000000B2C72BB36F19799173.png" manifest:media-type="image/png"/>
  <manifest:file-entry manifest:full-path="Pictures/1000020100000258000001A1723C1C1AED41780C.png" manifest:media-type="image/png"/>
  <manifest:file-entry manifest:full-path="Pictures/100002010000078000000438A4DD43616A84A9A4.png" manifest:media-type="image/png"/>
  <manifest:file-entry manifest:full-path="Pictures/100002010000035400000354EBF90EEB135A7B97.png" manifest:media-type="image/png"/>
  <manifest:file-entry manifest:full-path="Pictures/10000201000003E70000027A12E03DCD5911D9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agmata Pro" svg:font-family="'Pragmata Pro'" style:font-pitch="fixed"/>
    <style:font-face style:name="Iglesia" svg:font-family="Iglesia" style:font-pitch="variable"/>
    <style:font-face style:name="Pricedown Bl" svg:font-family="'Pricedown Bl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TC Avant Garde Gothic" svg:font-family="'ITC Avant Garde Gothic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ff0000"/>
    </style:style>
    <style:style style:name="dp2" style:family="drawing-page">
      <style:drawing-page-properties draw:fill="solid" draw:fill-color="#000000"/>
    </style:style>
    <style:style style:name="dp3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5.497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799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fo:min-height="7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fo:min-height="6.314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fo:min-height="7.397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fo:min-height="6.314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5.497cm" fo:min-width="19.0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fo:min-height="7.397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fo:min-height="6.314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7.403cm" fo:min-width="19.0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fo:min-height="15.491cm"/>
    </style:style>
    <style:style style:name="gr15" style:family="graphic" style:parent-style-name="standard">
      <style:graphic-properties draw:stroke="none" svg:stroke-color="#000000" draw:fill="none" draw:fill-color="#ffffff" fo:min-height="8.259cm"/>
    </style:style>
    <style:style style:name="gr16" style:family="graphic" style:parent-style-name="standard">
      <style:graphic-properties draw:stroke="none" draw:fill="none" fo:min-height="7.41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Pragmata Pro" fo:font-size="155pt" fo:font-style="normal" fo:text-shadow="none" style:text-underline-style="none" fo:font-weight="bold" style:letter-kerning="true" style:font-name-asian="AR PL SungtiL GB" style:font-size-asian="155pt" style:font-style-asian="normal" style:font-weight-asian="bold" style:font-name-complex="Lohit Devanagari" style:font-size-complex="155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Roboto Condensed" fo:font-size="118pt" fo:font-style="normal" fo:text-shadow="none" style:text-underline-style="none" fo:font-weight="bold" style:letter-kerning="true" style:font-name-asian="AR PL SungtiL GB" style:font-size-asian="118pt" style:font-style-asian="normal" style:font-weight-asian="bold" style:font-name-complex="Lohit Devanagari" style:font-size-complex="1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Pragmata Pro" fo:font-size="155pt" fo:font-style="normal" fo:text-shadow="none" style:text-underline-style="none" fo:font-weight="bold" style:letter-kerning="true" style:font-name-asian="AR PL SungtiL GB" style:font-size-asian="155pt" style:font-style-asian="normal" style:font-weight-asian="bold" style:font-name-complex="Lohit Devanagari" style:font-size-complex="155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Roboto Condensed" fo:font-size="118pt" fo:font-style="normal" fo:text-shadow="none" style:text-underline-style="none" fo:font-weight="bold" style:letter-kerning="true" style:font-name-asian="AR PL SungtiL GB" style:font-size-asian="118pt" style:font-style-asian="normal" style:font-weight-asian="bold" style:font-name-complex="Lohit Devanagari" style:font-size-complex="1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ITC Avant Garde Gothic" fo:font-size="90pt" fo:font-style="normal" fo:text-shadow="none" style:text-underline-style="none" fo:font-weight="bold" style:letter-kerning="true" style:font-name-asian="AR PL SungtiL GB" style:font-size-asian="90pt" style:font-style-asian="normal" style:font-weight-asian="bold" style:font-name-complex="Lohit Devanagari" style:font-size-complex="9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text-properties fo:color="#9a6704" style:font-name="Pricedown Bl" fo:font-size="66pt" fo:text-shadow="1pt 1pt" style:font-size-asian="66pt" style:font-size-complex="66pt"/>
    </style:style>
    <style:style style:name="P13" style:family="paragraph">
      <style:paragraph-properties fo:text-align="center"/>
      <style:text-properties fo:color="#9a6704" style:font-name="Pricedown Bl" fo:font-size="66pt" fo:text-shadow="1pt 1pt" style:font-size-asian="66pt" style:font-size-complex="66pt"/>
    </style:style>
    <style:style style:name="P14" style:family="paragraph">
      <loext:graphic-properties draw:fill="none" draw:fill-color="#ffffff"/>
      <style:text-properties fo:color="#9a6704" style:font-name="Pricedown Bl" fo:font-size="66pt" fo:text-shadow="1pt 1pt" style:font-size-asian="66pt" style:font-size-complex="66pt"/>
    </style:style>
    <style:style style:name="P15" style:family="paragraph">
      <style:paragraph-properties fo:text-align="center"/>
      <style:text-properties fo:color="#9a6704" style:font-name="Pricedown Bl" fo:font-size="120pt" fo:text-shadow="1pt 1pt" style:font-size-asian="120pt" style:font-size-complex="120pt"/>
    </style:style>
    <style:style style:name="P16" style:family="paragraph">
      <loext:graphic-properties draw:fill="none"/>
      <style:paragraph-properties fo:text-align="center"/>
      <style:text-properties fo:color="#9a6704" style:font-name="Pricedown Bl" fo:font-size="120pt" fo:text-shadow="1pt 1pt" style:font-size-asian="120pt" style:font-size-complex="12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Roboto Condensed" fo:font-size="155pt" fo:font-style="normal" fo:text-shadow="none" style:text-underline-style="none" fo:font-weight="bold" style:letter-kerning="true" style:font-name-asian="AR PL SungtiL GB" style:font-size-asian="155pt" style:font-style-asian="normal" style:font-weight-asian="normal" style:font-name-complex="Lohit Devanagari" style:font-size-complex="15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Roboto Condensed" fo:font-size="118pt" fo:font-style="italic" fo:text-shadow="none" style:text-underline-style="none" fo:font-weight="normal" style:letter-kerning="true" style:font-name-asian="AR PL SungtiL GB" style:font-size-asian="118pt" style:font-style-asian="italic" style:font-weight-asian="normal" style:font-name-complex="Lohit Devanagari" style:font-size-complex="1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Roboto Condensed" fo:font-size="155pt" fo:font-style="normal" fo:text-shadow="none" style:text-underline-style="none" fo:font-weight="bold" style:letter-kerning="true" style:font-name-asian="AR PL SungtiL GB" style:font-size-asian="155pt" style:font-style-asian="normal" style:font-weight-asian="normal" style:font-name-complex="Lohit Devanagari" style:font-size-complex="15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Roboto Condensed" fo:font-size="118pt" fo:font-style="italic" fo:text-shadow="none" style:text-underline-style="none" fo:font-weight="normal" style:letter-kerning="true" style:font-name-asian="AR PL SungtiL GB" style:font-size-asian="118pt" style:font-style-asian="italic" style:font-weight-asian="normal" style:font-name-complex="Lohit Devanagari" style:font-size-complex="1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ITC Avant Garde Gothic" fo:font-size="199.699996948242pt" fo:letter-spacing="0.12cm" fo:font-style="normal" fo:text-shadow="none" style:text-underline-style="none" fo:font-weight="bold" style:letter-kerning="true" style:font-name-asian="AR PL SungtiL GB" style:font-size-asian="199.699996948242pt" style:font-style-asian="normal" style:font-weight-asian="bold" style:font-name-complex="Lohit Devanagari" style:font-size-complex="199.69999694824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ITC Avant Garde Gothic" fo:font-size="154.699996948242pt" fo:letter-spacing="-0.03cm" fo:font-style="normal" fo:text-shadow="none" style:text-underline-style="none" fo:font-weight="bold" style:letter-kerning="true" style:font-name-asian="AR PL SungtiL GB" style:font-size-asian="154.699996948242pt" style:font-style-asian="normal" style:font-weight-asian="bold" style:font-name-complex="Lohit Devanagari" style:font-size-complex="154.69999694824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9a6704" style:font-name="Pricedown Bl" fo:font-size="54pt" fo:text-shadow="1pt 1pt" style:font-size-asian="54pt" style:font-size-complex="54pt"/>
    </style:style>
    <style:style style:name="T8" style:family="text">
      <style:text-properties fo:color="#ffffff" style:font-name="Pricedown Bl" fo:font-size="54pt" fo:text-shadow="1pt 1pt" style:font-size-asian="54pt" style:font-size-complex="54pt"/>
    </style:style>
    <style:style style:name="T9" style:family="text">
      <style:text-properties fo:color="#808080" style:font-name="Pricedown Bl" fo:font-size="54pt" fo:text-shadow="1pt 1pt" style:font-size-asian="54pt" style:font-size-complex="54pt"/>
    </style:style>
    <style:style style:name="T10" style:family="text">
      <style:text-properties fo:color="#000000" style:font-name="Pricedown Bl" fo:font-size="54pt" fo:text-shadow="1pt 1pt" style:font-size-asian="54pt" style:font-size-complex="54pt"/>
    </style:style>
    <style:style style:name="T11" style:family="text">
      <style:text-properties fo:color="#000000" style:font-name="Iglesia" fo:font-size="54pt" fo:text-shadow="1pt 1pt" style:font-size-asian="54pt" style:font-size-complex="54pt"/>
    </style:style>
    <style:style style:name="T12" style:family="text">
      <style:text-properties fo:color="#000000" style:font-name="Iglesia" fo:font-size="120pt" fo:text-shadow="1pt 1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5.747cm" svg:x="1cm" svg:y="26.27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945cm" svg:height="3.35cm" svg:x="3.581cm" svg:y="27.797cm">
          <draw:image xlink:href="Pictures/100002010000031A000000B2FDABBB18D0B19493.png" xlink:type="simple" xlink:show="embed" xlink:actuate="onLoad">
            <text:p/>
          </draw:image>
        </draw:frame>
        <draw:frame draw:style-name="gr3" draw:text-style-name="P2" draw:layer="layout" svg:width="16.352cm" svg:height="11.362cm" svg:x="2.503cm" svg:y="2.254cm">
          <draw:image xlink:href="Pictures/1000020100000258000001A1723C1C1AED41780C.png" xlink:type="simple" xlink:show="embed" xlink:actuate="onLoad">
            <text:p text:style-name="P3"><text:s/></text:p>
          </draw:image>
        </draw:frame>
        <draw:frame draw:style-name="gr4" draw:text-style-name="P4" draw:layer="layout" svg:width="13.843cm" svg:height="11.049cm" svg:x="5.318cm" svg:y="12.938cm">
          <draw:text-box>
            <text:p/>
          </draw:text-box>
        </draw:frame>
        <draw:frame draw:style-name="gr5" draw:text-style-name="P6" draw:layer="layout" svg:width="12.797cm" svg:height="7.647cm" svg:x="4.84cm" svg:y="12.897cm">
          <draw:text-box>
            <text:p text:style-name="P5"><text:span text:style-name="T1">Mate</text:span></text:p>
          </draw:text-box>
        </draw:frame>
        <draw:frame draw:style-name="gr6" draw:text-style-name="P4" draw:layer="layout" svg:width="0.502cm" svg:height="1.187cm" svg:x="26.146cm" svg:y="17.383cm">
          <draw:text-box>
            <text:p/>
          </draw:text-box>
        </draw:frame>
        <draw:frame draw:style-name="gr7" draw:text-style-name="P7" draw:layer="layout" svg:width="13.589cm" svg:height="6.564cm" svg:x="5.283cm" svg:y="18.258cm">
          <draw:text-box>
            <text:p text:style-name="P5"><text:span text:style-name="T2">Freaks</text:span></text:p>
          </draw:text-box>
        </draw:frame>
      </draw:page>
      <draw:page draw:name="page2" draw:style-name="dp2" draw:master-page-name="Default">
        <draw:custom-shape draw:style-name="gr1" draw:text-style-name="P1" draw:layer="layout" svg:width="19.59cm" svg:height="5.747cm" svg:x="1cm" svg:y="26.27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945cm" svg:height="3.35cm" svg:x="3.581cm" svg:y="27.797cm">
          <draw:image xlink:href="Pictures/100002010000031A000000B2FDABBB18D0B19493.png" xlink:type="simple" xlink:show="embed" xlink:actuate="onLoad">
            <text:p/>
          </draw:image>
        </draw:frame>
        <draw:frame draw:style-name="gr3" draw:text-style-name="P2" draw:layer="layout" svg:width="16.352cm" svg:height="11.362cm" svg:x="2.503cm" svg:y="2.254cm">
          <draw:image xlink:href="Pictures/1000020100000258000001A1723C1C1AED41780C.png" xlink:type="simple" xlink:show="embed" xlink:actuate="onLoad">
            <text:p text:style-name="P3"><text:s/></text:p>
          </draw:image>
        </draw:frame>
        <draw:frame draw:style-name="gr4" draw:text-style-name="P4" draw:layer="layout" svg:width="13.843cm" svg:height="11.049cm" svg:x="5.318cm" svg:y="12.938cm">
          <draw:text-box>
            <text:p/>
          </draw:text-box>
        </draw:frame>
        <draw:frame draw:style-name="gr8" draw:text-style-name="P8" draw:layer="layout" svg:width="12.797cm" svg:height="7.647cm" svg:x="4.84cm" svg:y="12.897cm">
          <draw:text-box>
            <text:p text:style-name="P5"><text:span text:style-name="T3">Mate</text:span></text:p>
          </draw:text-box>
        </draw:frame>
        <draw:frame draw:style-name="gr6" draw:text-style-name="P4" draw:layer="layout" svg:width="0.502cm" svg:height="1.187cm" svg:x="26.146cm" svg:y="17.383cm">
          <draw:text-box>
            <text:p/>
          </draw:text-box>
        </draw:frame>
        <draw:frame draw:style-name="gr9" draw:text-style-name="P9" draw:layer="layout" svg:width="13.589cm" svg:height="6.564cm" svg:x="5.283cm" svg:y="18.258cm">
          <draw:text-box>
            <text:p text:style-name="P5"><text:span text:style-name="T4">Freaks</text:span></text:p>
          </draw:text-box>
        </draw:frame>
      </draw:page>
      <draw:page draw:name="page3" draw:style-name="dp1" draw:master-page-name="Default">
        <draw:custom-shape draw:style-name="gr10" draw:text-style-name="P10" draw:layer="layout" svg:width="19.59cm" svg:height="5.747cm" svg:x="1cm" svg:y="26.27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337cm" svg:height="10.657cm" svg:x="2.906cm" svg:y="2.398cm">
          <draw:image xlink:href="Pictures/1000020100000258000001A1723C1C1AED41780C.png" xlink:type="simple" xlink:show="embed" xlink:actuate="onLoad">
            <text:p/>
          </draw:image>
        </draw:frame>
        <draw:frame draw:style-name="gr11" draw:text-style-name="P8" draw:layer="layout" svg:width="12.797cm" svg:height="7.647cm" svg:x="4.84cm" svg:y="12.898cm">
          <draw:text-box>
            <text:p text:style-name="P5"><text:span text:style-name="T3">Mate</text:span></text:p>
          </draw:text-box>
        </draw:frame>
        <draw:frame draw:style-name="gr12" draw:text-style-name="P9" draw:layer="layout" svg:width="13.589cm" svg:height="6.564cm" svg:x="5.283cm" svg:y="18.259cm">
          <draw:text-box>
            <text:p text:style-name="P5"><text:span text:style-name="T4">Freaks</text:span></text:p>
          </draw:text-box>
        </draw:frame>
        <draw:frame draw:style-name="gr2" draw:text-style-name="P2" draw:layer="layout" svg:width="18.288cm" svg:height="4.098cm" svg:x="1.689cm" svg:y="27.451cm">
          <draw:image xlink:href="Pictures/100002010000031A000000B2C72BB36F19799173.png" xlink:type="simple" xlink:show="embed" xlink:actuate="onLoad">
            <text:p/>
          </draw:image>
        </draw:frame>
      </draw:page>
      <draw:page draw:name="page4" draw:style-name="dp3" draw:master-page-name="Default">
        <draw:frame draw:style-name="gr2" draw:text-style-name="P2" draw:layer="layout" svg:width="19.589cm" svg:height="11.018cm" svg:x="0.992cm" svg:y="-1.386cm">
          <draw:image xlink:href="Pictures/100002010000078000000438A4DD43616A84A9A4.png" xlink:type="simple" xlink:show="embed" xlink:actuate="onLoad">
            <text:p/>
          </draw:image>
        </draw:frame>
        <draw:custom-shape draw:style-name="gr13" draw:text-style-name="P10" draw:layer="layout" svg:width="19.59cm" svg:height="17.653cm" svg:x="1cm" svg:y="7.069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9.59cm" svg:height="15.741cm" svg:x="1cm" svg:y="8.974cm">
          <draw:text-box>
            <text:p text:style-name="P5"><text:span text:style-name="T5">MATE</text:span></text:p>
            <text:p text:style-name="P5"><text:span text:style-name="T6">FREAKS</text:span></text:p>
          </draw:text-box>
        </draw:frame>
        <draw:frame draw:style-name="gr2" draw:text-style-name="P2" draw:layer="layout" svg:width="9.983cm" svg:height="6.335cm" svg:x="10.625cm" svg:y="25.71cm">
          <draw:image xlink:href="Pictures/10000201000003E70000027A12E03DCD5911D9AB.png" xlink:type="simple" xlink:show="embed" xlink:actuate="onLoad">
            <text:p/>
          </draw:image>
        </draw:frame>
      </draw:page>
      <draw:page draw:name="page5" draw:style-name="dp3" draw:master-page-name="Default">
        <draw:frame draw:style-name="gr2" draw:text-style-name="P2" draw:layer="layout" svg:width="19.291cm" svg:height="19.291cm" svg:x="1.148cm" svg:y="12.513cm">
          <draw:image xlink:href="Pictures/100002010000035400000354EBF90EEB135A7B97.png" xlink:type="simple" xlink:show="embed" xlink:actuate="onLoad">
            <text:p/>
          </draw:image>
        </draw:frame>
        <draw:frame draw:style-name="gr2" draw:text-style-name="P2" draw:layer="layout" svg:width="13.772cm" svg:height="11.035cm" svg:x="4.022cm" svg:y="1.105cm">
          <draw:image xlink:href="Pictures/1000020100000270000001F475D1A119BA451C64.png" xlink:type="simple" xlink:show="embed" xlink:actuate="onLoad">
            <text:p/>
          </draw:image>
        </draw:frame>
      </draw:page>
      <draw:page draw:name="page6" draw:style-name="dp3" draw:master-page-name="Default">
        <draw:frame draw:style-name="gr2" draw:text-style-name="P2" draw:layer="layout" svg:width="13.772cm" svg:height="10.689cm" svg:x="4.023cm" svg:y="1.106cm">
          <draw:image xlink:href="Pictures/1000020100000270000001F475D1A119BA451C64.png" xlink:type="simple" xlink:show="embed" xlink:actuate="onLoad">
            <text:p/>
          </draw:image>
        </draw:frame>
        <draw:frame draw:style-name="gr2" draw:text-style-name="P2" draw:layer="layout" svg:width="19.49cm" svg:height="19.59cm" svg:x="1cm" svg:y="12.313cm">
          <draw:image xlink:href="Pictures/10000201000006A8000006A8E7ED79090E25C8D3.png" xlink:type="simple" xlink:show="embed" xlink:actuate="onLoad">
            <text:p/>
          </draw:image>
        </draw:frame>
      </draw:page>
      <draw:page draw:name="page7" draw:style-name="dp3" draw:master-page-name="Default">
        <draw:frame draw:style-name="gr15" draw:text-style-name="P14" draw:layer="layout" svg:width="14.986cm" svg:height="31.489cm" svg:x="2.651cm" svg:y="3.921cm">
          <draw:text-box>
            <text:p text:style-name="P12"><text:span text:style-name="T7">Mission Passed!</text:span></text:p>
            <text:p text:style-name="P13"><text:span text:style-name="T7">Respect +</text:span></text:p>
            <text:p text:style-name="P13"><text:span text:style-name="T7"/></text:p>
            <text:p text:style-name="P13"><text:span text:style-name="T7"/></text:p>
            <text:p text:style-name="P13"><text:span text:style-name="T8">grand</text:span></text:p>
            <text:p text:style-name="P13"><text:span text:style-name="T8">Theft</text:span></text:p>
            <text:p text:style-name="P13"><text:span text:style-name="T8">Auto</text:span></text:p>
            <text:p text:style-name="P13"><text:span text:style-name="T8"/></text:p>
            <text:p text:style-name="P13"><text:span text:style-name="T9">Liceo</text:span></text:p>
            <text:p text:style-name="P13"><text:span text:style-name="T9">Mixto</text:span></text:p>
            <text:p text:style-name="P13"><text:span text:style-name="T9">l.a.</text:span></text:p>
            <text:p text:style-name="P13"><text:span text:style-name="T10"/></text:p>
            <text:p text:style-name="P13"><text:span text:style-name="T11"/></text:p>
            <text:p text:style-name="P13"><text:span text:style-name="T7"/></text:p>
          </draw:text-box>
        </draw:frame>
      </draw:page>
      <draw:page draw:name="page8" draw:style-name="dp3" draw:master-page-name="Default">
        <draw:frame draw:style-name="gr16" draw:text-style-name="P16" draw:layer="layout" svg:width="9.067cm" svg:height="7.667cm" svg:x="6.538cm" svg:y="4.227cm">
          <draw:text-box>
            <text:p text:style-name="P15"><text:span text:style-name="T12">Thug</text:span></text:p>
            <text:p text:style-name="P15"><text:span text:style-name="T12">Life</text:span></text:p>
          </draw:text-box>
        </draw:frame>
        <draw:frame draw:style-name="gr17" draw:text-style-name="P3" draw:layer="layout" svg:width="19.589cm" svg:height="11.018cm" svg:x="1.051cm" svg:y="11.98cm">
          <draw:image xlink:href="Pictures/100002010000078000000438A4DD43616A84A9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agmata Pro" svg:font-family="'Pragmata Pro'" style:font-pitch="fixed"/>
    <style:font-face style:name="Iglesia" svg:font-family="Iglesia" style:font-pitch="variable"/>
    <style:font-face style:name="Pricedown Bl" svg:font-family="'Pricedown Bl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TC Avant Garde Gothic" svg:font-family="'ITC Avant Garde Gothic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2:34:28.729190288</meta:creation-date>
    <dc:date>2018-03-19T23:21:32.297847013</dc:date>
    <meta:editing-duration>PT1H6M12S</meta:editing-duration>
    <meta:editing-cycles>10</meta:editing-cycles>
    <meta:generator>LibreOffice/5.4.5.1$Linux_X86_64 LibreOffice_project/40m0$Build-1</meta:generator>
    <meta:print-date>2018-02-27T23:47:07.352331760</meta:print-date>
    <meta:document-statistic meta:object-count="30"/>
  </office:meta>
</office:document-meta>
</file>